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6pt" svg:x="244.15pt" svg:y="167.9pt">
            <loext:p draw:notify-on-update-of-ranges="Sheet1.A4:Sheet1.A4 Sheet1.B4:Sheet1.E4 Sheet1.A5:Sheet1.A5 Sheet1.B5:Sheet1.E5 Sheet1.A6:Sheet1.A6 Sheet1.B6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BST</text:p>
          </table:table-cell>
          <table:table-cell table:style-name="ce1" office:value-type="float" office:value="0.035405" calcext:value-type="float">
            <text:p>0.035405</text:p>
          </table:table-cell>
          <table:table-cell table:style-name="ce1" office:value-type="float" office:value="0.084468" calcext:value-type="float">
            <text:p>0.084468</text:p>
          </table:table-cell>
          <table:table-cell table:style-name="ce1" office:value-type="float" office:value="0.184936" calcext:value-type="float">
            <text:p>0.184936</text:p>
          </table:table-cell>
          <table:table-cell table:style-name="ce1" office:value-type="float" office:value="0.371901" calcext:value-type="float">
            <text:p>0.371901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in 3 Heap</text:p>
          </table:table-cell>
          <table:table-cell table:style-name="ce1" office:value-type="float" office:value="0.32127" calcext:value-type="float">
            <text:p>0.32127</text:p>
          </table:table-cell>
          <table:table-cell table:style-name="ce1" office:value-type="float" office:value="2.14782" calcext:value-type="float">
            <text:p>2.14782</text:p>
          </table:table-cell>
          <table:table-cell table:style-name="ce1" office:value-type="float" office:value="12.5719" calcext:value-type="float">
            <text:p>12.5719</text:p>
          </table:table-cell>
          <table:table-cell table:style-name="ce1" office:value-type="float" office:value="30.4821" calcext:value-type="float">
            <text:p>30.4821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2:02:35.392069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48:24.651452870</meta:creation-date>
    <dc:date>2017-03-09T12:11:50.043985670</dc:date>
    <meta:editing-duration>PT18M22S</meta:editing-duration>
    <meta:editing-cycles>2</meta:editing-cycles>
    <meta:generator>LibreOffice/5.1.6.2.0$Linux_X86_64 LibreOffice_project/1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5.304cm" svg:y="0.37cm" chart:style-name="ch2">
          <text:p>BST vs Min3 All Functions</text:p>
        </chart:title>
        <chart:legend chart:legend-position="end" svg:x="12.91cm" svg:y="3.955cm" style:legend-expansion="high" chart:style-name="ch3"/>
        <chart:plot-area chart:style-name="ch4" table:cell-range-address="Sheet1.A4:Sheet1.E6" chart:data-source-has-labels="both" svg:x="1.594cm" svg:y="1.196cm" svg:width="11.548cm" svg:height="6.566cm">
          <chartooo:coordinate-region svg:x="2.215cm" svg:y="1.395cm" svg:width="10.37cm" svg:height="5.72cm"/>
          <chart:axis chart:dimension="x" chart:name="primary-x" chart:style-name="ch5" chartooo:axis-type="auto">
            <chartooo:date-scale/>
            <chart:title svg:x="7.218cm" svg:y="7.942cm" chart:style-name="ch6">
              <text:p>n</text:p>
            </chart:title>
            <chart:categories table:cell-range-address="Sheet1.B4:Sheet1.E4"/>
          </chart:axis>
          <chart:axis chart:dimension="y" chart:name="primary-y" chart:style-name="ch5">
            <chart:title svg:x="0.714cm" svg:y="5.489cm" chart:style-name="ch7">
              <text:p>Average Time</text:p>
            </chart:title>
            <chart:grid chart:style-name="ch8" chart:class="major"/>
          </chart:axis>
          <chart:series chart:style-name="ch9" chart:values-cell-range-address="Sheet1.B5:Sheet1.E5" chart:label-cell-address="Sheet1.A5:Sheet1.A5" chart:class="chart:line">
            <chart:data-point chart:repeated="4"/>
          </chart:series>
          <chart:series chart:style-name="ch10" chart:values-cell-range-address="Sheet1.B6:Sheet1.E6" chart:label-cell-address="Sheet1.A6:Sheet1.A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Sheet1.B4:Sheet1.E4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BST</text:p>
                <draw:g>
                  <svg:desc>Sheet1.A5:Sheet1.A5</svg:desc>
                </draw:g>
              </table:table-cell>
              <table:table-cell office:value-type="float" office:value="0.035405">
                <text:p>0.035405</text:p>
                <draw:g>
                  <svg:desc>Sheet1.B5:Sheet1.E5</svg:desc>
                </draw:g>
              </table:table-cell>
              <table:table-cell office:value-type="float" office:value="0.084468">
                <text:p>0.084468</text:p>
              </table:table-cell>
              <table:table-cell office:value-type="float" office:value="0.184936">
                <text:p>0.184936</text:p>
              </table:table-cell>
              <table:table-cell office:value-type="float" office:value="0.371901">
                <text:p>0.371901</text:p>
              </table:table-cell>
            </table:table-row>
            <table:table-row>
              <table:table-cell office:value-type="string">
                <text:p>Min 3 Heap</text:p>
                <draw:g>
                  <svg:desc>Sheet1.A6:Sheet1.A6</svg:desc>
                </draw:g>
              </table:table-cell>
              <table:table-cell office:value-type="float" office:value="0.32127">
                <text:p>0.32127</text:p>
                <draw:g>
                  <svg:desc>Sheet1.B6:Sheet1.E6</svg:desc>
                </draw:g>
              </table:table-cell>
              <table:table-cell office:value-type="float" office:value="2.14782">
                <text:p>2.14782</text:p>
              </table:table-cell>
              <table:table-cell office:value-type="float" office:value="12.5719">
                <text:p>12.5719</text:p>
              </table:table-cell>
              <table:table-cell office:value-type="float" office:value="30.4821">
                <text:p>30.4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